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d4f" officeooo:paragraph-rsid="00091d4f"/>
    </style:style>
    <style:style style:name="P2" style:family="paragraph" style:parent-style-name="Standard">
      <style:text-properties officeooo:rsid="000a54fc" officeooo:paragraph-rsid="000a54fc"/>
    </style:style>
    <style:style style:name="P3" style:family="paragraph" style:parent-style-name="Standard">
      <style:text-properties officeooo:rsid="000a54fc" officeooo:paragraph-rsid="000a54fc"/>
    </style:style>
    <style:style style:name="P4" style:family="paragraph" style:parent-style-name="Standard">
      <style:text-properties officeooo:rsid="000a54fc" officeooo:paragraph-rsid="000f0eb0"/>
    </style:style>
    <style:style style:name="T1" style:family="text">
      <style:text-properties officeooo:rsid="000d36d6"/>
    </style:style>
    <style:style style:name="T2" style:family="text">
      <style:text-properties officeooo:rsid="000f0e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bles for 1V:</text:p>
      <text:p text:style-name="P1">dataloader-&gt;AddVariable( "aplanarity", 'F' );</text:p>
      <text:p text:style-name="P1"><text:s text:c="3"/>dataloader-&gt;AddVariable( "cosThetaB1", 'F' );</text:p>
      <text:p text:style-name="P1"><text:s text:c="3"/>dataloader-&gt;AddVariable( "cosThetaB2", 'F' );</text:p>
      <text:p text:style-name="P1"><text:s text:c="3"/>dataloader-&gt;AddVariable( "cosThetaB3", 'F' );</text:p>
      <text:p text:style-name="P1"><text:s text:c="3"/>dataloader-&gt;AddVariable( "cosThetaB4", 'F' );</text:p>
      <text:p text:style-name="P1"><text:s text:c="3"/>dataloader-&gt;AddVariable( "invMassB1", 'F' );</text:p>
      <text:p text:style-name="P1"><text:s text:c="3"/>dataloader-&gt;AddVariable( "invMassB2", 'F' );</text:p>
      <text:p text:style-name="P1"><text:s text:c="3"/>dataloader-&gt;AddVariable( "jetB1M", 'F' );</text:p>
      <text:p text:style-name="P1"><text:s text:c="3"/>dataloader-&gt;AddVariable( "jetB2M", 'F' );</text:p>
      <text:p text:style-name="P1"><text:s text:c="3"/>dataloader-&gt;AddVariable( "jetB3M", 'F' );</text:p>
      <text:p text:style-name="P1"><text:s text:c="3"/>dataloader-&gt;AddVariable( "jetB4M", 'F' );</text:p>
      <text:p text:style-name="P1"><text:s text:c="3"/>dataloader-&gt;AddVariable( "jetB1Pt", 'F' );</text:p>
      <text:p text:style-name="P1"><text:s text:c="3"/>dataloader-&gt;AddVariable( "jetB2Pt", 'F' );</text:p>
      <text:p text:style-name="P1"><text:s text:c="3"/>dataloader-&gt;AddVariable( "jetB3Pt", 'F' );</text:p>
      <text:p text:style-name="P1"><text:s text:c="3"/>dataloader-&gt;AddVariable( "jetB4Pt", 'F' );</text:p>
      <text:p text:style-name="P1"><text:s text:c="3"/>dataloader-&gt;AddVariable( "minJetM", 'F' );</text:p>
      <text:p text:style-name="P1"><text:s text:c="3"/>dataloader-&gt;AddVariable( "sphericity", 'F' );</text:p>
      <text:p text:style-name="P1"><text:s text:c="3"/>dataloader-&gt;AddVariable( "sumPt", 'F' );</text:p>
      <text:p text:style-name="P1"/>
      <text:p text:style-name="P1">Variables for 2V: </text:p>
      <text:p text:style-name="P1"><text:s text:c="3"/>dataloader-&gt;AddVariable( "aplanarity", 'F' );</text:p>
      <text:p text:style-name="P1"><text:s text:c="3"/>dataloader-&gt;AddVariable( "cosThetaB1", 'F' );</text:p>
      <text:p text:style-name="P1"><text:s text:c="3"/>dataloader-&gt;AddVariable( "cosThetaB2", 'F' );</text:p>
      <text:p text:style-name="P1"><text:s text:c="3"/>dataloader-&gt;AddVariable( "cosThetaB3", 'F' );</text:p>
      <text:p text:style-name="P1"><text:s text:c="3"/>dataloader-&gt;AddVariable( "cosThetaB4", 'F' );</text:p>
      <text:p text:style-name="P1"><text:s text:c="3"/>dataloader-&gt;AddVariable( "invMassB1", 'F' );</text:p>
      <text:p text:style-name="P1"><text:s text:c="3"/>dataloader-&gt;AddVariable( "invMassB2", 'F' );</text:p>
      <text:p text:style-name="P1"><text:s text:c="3"/>dataloader-&gt;AddVariable( "jetB1M", 'F' );</text:p>
      <text:p text:style-name="P1"><text:s text:c="3"/>dataloader-&gt;AddVariable( "jetB2M", 'F' );</text:p>
      <text:p text:style-name="P1"><text:s text:c="3"/>dataloader-&gt;AddVariable( "jetB3M", 'F' );</text:p>
      <text:p text:style-name="P1"><text:s text:c="3"/>dataloader-&gt;AddVariable( "jetB4M", 'F' );</text:p>
      <text:p text:style-name="P1"><text:s text:c="3"/>dataloader-&gt;AddVariable( "jetB1Pt", 'F' );</text:p>
      <text:p text:style-name="P1"><text:s text:c="3"/>dataloader-&gt;AddVariable( "jetB2Pt", 'F' );</text:p>
      <text:p text:style-name="P1"><text:s text:c="3"/>dataloader-&gt;AddVariable( "jetB3Pt", 'F' );</text:p>
      <text:p text:style-name="P1"><text:s text:c="3"/>dataloader-&gt;AddVariable( "jetB4Pt", 'F' );</text:p>
      <text:p text:style-name="P1"><text:s text:c="3"/>dataloader-&gt;AddVariable( "minJetM", 'F' );</text:p>
      <text:p text:style-name="P1"><text:s text:c="3"/>dataloader-&gt;AddVariable( "sphericity", 'F' );</text:p>
      <text:p text:style-name="P1"><text:s text:c="3"/>dataloader-&gt;AddVariable( "sumPt", 'F' );</text:p>
      <text:p text:style-name="P1"><text:s text:c="3"/>dataloader-&gt;AddVariable( "minConstSize", 'F' );</text:p>
      <text:p text:style-name="P1"/>
      <text:p text:style-name="P1">Variables for 3V:</text:p>
      <text:p text:style-name="P1">dataloader-&gt;AddVariable( "aplanarity", 'F' );</text:p>
      <text:p text:style-name="P1"><text:s text:c="3"/>dataloader-&gt;AddVariable( "cosThetaB1", 'F' );</text:p>
      <text:p text:style-name="P1"><text:s text:c="3"/>dataloader-&gt;AddVariable( "cosThetaB2", 'F' );</text:p>
      <text:p text:style-name="P1"><text:s text:c="3"/>dataloader-&gt;AddVariable( "cosThetaB3", 'F' );</text:p>
      <text:p text:style-name="P1"><text:s text:c="3"/>dataloader-&gt;AddVariable( "cosThetaB4", 'F' );</text:p>
      <text:p text:style-name="P1"><text:s text:c="3"/>dataloader-&gt;AddVariable( "invMassB1", 'F' );</text:p>
      <text:p text:style-name="P1"><text:s text:c="3"/>dataloader-&gt;AddVariable( "invMassB2", 'F' );</text:p>
      <text:p text:style-name="P1"><text:soft-page-break/><text:s text:c="3"/>dataloader-&gt;AddVariable( "jetB1M", 'F' );</text:p>
      <text:p text:style-name="P1"><text:s text:c="3"/>dataloader-&gt;AddVariable( "jetB2M", 'F' );</text:p>
      <text:p text:style-name="P1"><text:s text:c="3"/>dataloader-&gt;AddVariable( "jetB3M", 'F' );</text:p>
      <text:p text:style-name="P1"><text:s text:c="3"/>dataloader-&gt;AddVariable( "jetB4M", 'F' );</text:p>
      <text:p text:style-name="P1"><text:s text:c="3"/>dataloader-&gt;AddVariable( "jetB1Pt", 'F' );</text:p>
      <text:p text:style-name="P1"><text:s text:c="3"/>dataloader-&gt;AddVariable( "jetB2Pt", 'F' );</text:p>
      <text:p text:style-name="P1"><text:s text:c="3"/>dataloader-&gt;AddVariable( "jetB3Pt", 'F' );</text:p>
      <text:p text:style-name="P1"><text:s text:c="3"/>dataloader-&gt;AddVariable( "jetB4Pt", 'F' );</text:p>
      <text:p text:style-name="P1"><text:s text:c="3"/>dataloader-&gt;AddVariable( "minJetM", 'F' );</text:p>
      <text:p text:style-name="P1"><text:s text:c="3"/>dataloader-&gt;AddVariable( "sphericity", 'F' );</text:p>
      <text:p text:style-name="P1"><text:s text:c="3"/>dataloader-&gt;AddVariable( "sumPt", 'F' );</text:p>
      <text:p text:style-name="P1"><text:s text:c="3"/>dataloader-&gt;AddVariable( "jetNObjects", 'F' );</text:p>
      <text:p text:style-name="P1"><text:s text:c="3"/>dataloader-&gt;AddVariable( "minJetNObjects", 'F' );</text:p>
      <text:p text:style-name="P1"/>
      <text:p text:style-name="P1"/>
      <text:p text:style-name="P1"/>
      <text:p text:style-name="P2">Variables for <text:span text:style-name="T1">4V</text:span>:</text:p>
      <text:p text:style-name="P2">dataloader-&gt;AddVariable( "aplanarity", 'F' );</text:p>
      <text:p text:style-name="P2"><text:tab/>dataloader-&gt;AddVariable( "cosThetaB1", 'F' );</text:p>
      <text:p text:style-name="P2"><text:tab/>dataloader-&gt;AddVariable( "cosThetaB2", 'F' );</text:p>
      <text:p text:style-name="P2"><text:tab/>dataloader-&gt;AddVariable( "cosThetaB3", 'F' );</text:p>
      <text:p text:style-name="P2"><text:s text:c="3"/><text:tab/>dataloader-&gt;AddVariable( "cosThetaB4", 'F' );</text:p>
      <text:p text:style-name="P2"><text:tab/>dataloader-&gt;AddVariable( "invMassB1", 'F' );</text:p>
      <text:p text:style-name="P2"><text:s text:c="3"/><text:tab/>dataloader-&gt;AddVariable( "invMassB2", 'F' );</text:p>
      <text:p text:style-name="P2"><text:s text:c="3"/><text:tab/>dataloader-&gt;AddVariable( "jetB1M", 'F' );</text:p>
      <text:p text:style-name="P2"><text:s text:c="3"/><text:tab/>dataloader-&gt;AddVariable( "jetB2M", 'F' );</text:p>
      <text:p text:style-name="P2"><text:s text:c="3"/><text:tab/>dataloader-&gt;AddVariable( "jetB3M", 'F' );</text:p>
      <text:p text:style-name="P2"><text:s text:c="3"/><text:tab/>dataloader-&gt;AddVariable( "jetB4M", 'F' );</text:p>
      <text:p text:style-name="P2"><text:s text:c="3"/><text:tab/>dataloader-&gt;AddVariable( "jetB1Pt", 'F' );</text:p>
      <text:p text:style-name="P2"><text:s text:c="3"/><text:tab/>dataloader-&gt;AddVariable( "jetB2Pt", 'F' );</text:p>
      <text:p text:style-name="P2"><text:s text:c="3"/><text:tab/>dataloader-&gt;AddVariable( "jetB3Pt", 'F' );</text:p>
      <text:p text:style-name="P2"><text:s text:c="3"/><text:tab/>dataloader-&gt;AddVariable( "jetB4Pt", 'F' );</text:p>
      <text:p text:style-name="P2"><text:s text:c="3"/><text:tab/>dataloader-&gt;AddVariable( "minJetM", 'F' );</text:p>
      <text:p text:style-name="P2"><text:s text:c="3"/><text:tab/>dataloader-&gt;AddVariable( "sphericity", 'F' );</text:p>
      <text:p text:style-name="P2"><text:s text:c="3"/><text:tab/>dataloader-&gt;AddVariable( "sumPt", 'F' );</text:p>
      <text:p text:style-name="P2"><text:s text:c="3"/><text:tab/>dataloader-&gt;AddVariable("invMassB1AntiKt", 'F');</text:p>
      <text:p text:style-name="P2"><text:tab/>dataloader-&gt;AddVariable("invMassB2AntiKt", 'F');</text:p>
      <text:p text:style-name="P2"><text:tab/>dataloader-&gt;AddVariable("nJetsAntiKt", 'F');</text:p>
      <text:p text:style-name="P4">dataloader-&gt;AddVariable("invMassB1<text:span text:style-name="T2">1</text:span>Best", 'F');</text:p>
      <text:p text:style-name="P4"><text:tab/>dataloader-&gt;AddVariable("invMassB2<text:span text:style-name="T2">1</text:span>Best", 'F');</text:p>
      <text:p text:style-name="P2"><text:tab/>dataloader-&gt;AddVariable("invMassB12Best", 'F');</text:p>
      <text:p text:style-name="P2"><text:tab/>dataloader-&gt;AddVariable("invMassB22Best", 'F');</text:p>
      <text:p text:style-name="P2"><text:tab/>dataloader-&gt;AddVariable("invMassB13Best", 'F');</text:p>
      <text:p text:style-name="P2"><text:tab/>dataloader-&gt;AddVariable("invMassB23Best", 'F');</text:p>
      <text:p text:style-name="P2"><text:tab/>dataloader-&gt;AddVariable("invMassB14Best", 'F');</text:p>
      <text:p text:style-name="P2"><text:tab/>dataloader-&gt;AddVariable("invMassB24Best", 'F');</text:p>
      <text:p text:style-name="P2"><text:tab/>dataloader-&gt;AddVariable("invMassB15Best", 'F');</text:p>
      <text:p text:style-name="P2"><text:tab/>dataloader-&gt;AddVariable("invMassB25Best", 'F');</text:p>
      <text:p text:style-name="P2"><text:tab/>dataloader-&gt;AddVariable("invMassB16Best", 'F');</text:p>
      <text:p text:style-name="P2"><text:soft-page-break/><text:tab/>dataloader-&gt;AddVariable("invMassB26Best", 'F');</text:p>
      <text:p text:style-name="P2"><text:tab/>dataloader-&gt;AddVariable("invMassB17Best", 'F');</text:p>
      <text:p text:style-name="P2"><text:tab/>dataloader-&gt;AddVariable("invMassB27Best", 'F');</text:p>
      <text:p text:style-name="P2"><text:tab/>dataloader-&gt;AddVariable("invMassB18Best", 'F');</text:p>
      <text:p text:style-name="P2"><text:tab/>dataloader-&gt;AddVariable("invMassB28Best", 'F')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0:12:31.439813031</meta:creation-date>
    <dc:date>2024-06-19T01:37:34.788502360</dc:date>
    <meta:editing-duration>PT33M2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98" meta:word-count="350" meta:character-count="4433" meta:non-whitespace-character-count="3938"/>
  </office:meta>
</office:document-meta>
</file>